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float" office:value="2000">
            <text:p>2000</text:p>
          </table:table-cell>
          <table:table-cell office:value-type="float" office:value="32205">
            <text:p>32205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1">
            <text:p>2001</text:p>
          </table:table-cell>
          <table:table-cell office:value-type="float" office:value="32991">
            <text:p>32991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2">
            <text:p>2002</text:p>
          </table:table-cell>
          <table:table-cell office:value-type="float" office:value="32498">
            <text:p>32498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3">
            <text:p>2003</text:p>
          </table:table-cell>
          <table:table-cell office:value-type="float" office:value="32437">
            <text:p>32437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4">
            <text:p>2004</text:p>
          </table:table-cell>
          <table:table-cell office:value-type="float" office:value="32024">
            <text:p>32024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5">
            <text:p>2005</text:p>
          </table:table-cell>
          <table:table-cell office:value-type="float" office:value="32777">
            <text:p>32777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6">
            <text:p>2006</text:p>
          </table:table-cell>
          <table:table-cell office:value-type="float" office:value="33098">
            <text:p>33098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7">
            <text:p>2007</text:p>
          </table:table-cell>
          <table:table-cell office:value-type="float" office:value="33042">
            <text:p>33042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8">
            <text:p>2008</text:p>
          </table:table-cell>
          <table:table-cell office:value-type="float" office:value="31006">
            <text:p>31006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9">
            <text:p>2009</text:p>
          </table:table-cell>
          <table:table-cell office:value-type="float" office:value="29897">
            <text:p>29897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0">
            <text:p>2010</text:p>
          </table:table-cell>
          <table:table-cell office:value-type="float" office:value="30040">
            <text:p>30040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1">
            <text:p>2011</text:p>
          </table:table-cell>
          <table:table-cell office:value-type="float" office:value="28540">
            <text:p>28540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2">
            <text:p>2012</text:p>
          </table:table-cell>
          <table:table-cell office:value-type="float" office:value="29025">
            <text:p>29025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3">
            <text:p>2013</text:p>
          </table:table-cell>
          <table:table-cell office:value-type="float" office:value="28691">
            <text:p>28691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4">
            <text:p>2014</text:p>
          </table:table-cell>
          <table:table-cell office:value-type="float" office:value="28466">
            <text:p>28466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5">
            <text:p>2015</text:p>
          </table:table-cell>
          <table:table-cell office:value-type="float" office:value="28478">
            <text:p>28478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6">
            <text:p>2016</text:p>
          </table:table-cell>
          <table:table-cell office:value-type="float" office:value="28580">
            <text:p>28580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7">
            <text:p>2017</text:p>
          </table:table-cell>
          <table:table-cell office:value-type="float" office:value="28757">
            <text:p>28757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8">
            <text:p>2018</text:p>
          </table:table-cell>
          <table:table-cell office:value-type="float" office:value="28820">
            <text:p>28820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9">
            <text:p>2019</text:p>
          </table:table-cell>
          <table:table-cell office:value-type="float" office:value="27719">
            <text:p>27719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20">
            <text:p>2020</text:p>
          </table:table-cell>
          <table:table-cell office:value-type="float" office:value="28854">
            <text:p>28854</text:p>
          </table:table-cell>
          <table:table-cell table:formula="of:=FORECAST([.B22];[.$C$17:.$C$21];[.$B$17:.$B$21])" office:value-type="float" office:value="28087.4">
            <text:p>28087,4</text:p>
          </table:table-cell>
          <table:table-cell table:formula="of:=ROUND([.D22];0)" office:value-type="float" office:value="28087">
            <text:p>28087</text:p>
          </table:table-cell>
          <table:table-cell table:formula="of:=[.C22]-[.E22]" office:value-type="float" office:value="767">
            <text:p>767</text:p>
          </table:table-cell>
          <table:table-cell table:formula="of:=[.F22]/[.E22]*100" office:value-type="float" office:value="2.73080072631467">
            <text:p>2,7308007263</text:p>
          </table:table-cell>
          <table:table-cell table:formula="of:=ROUND([.F45]-[.F47];0)" office:value-type="float" office:value="25995">
            <text:p>25995</text:p>
          </table:table-cell>
          <table:table-cell table:formula="of:=ROUND([.F45]+[.F47];0)" office:value-type="float" office:value="30180">
            <text:p>30180</text:p>
          </table:table-cell>
          <table:table-cell table:formula="of:=[.C22]-[.I22]" office:value-type="float" office:value="-1326">
            <text:p>-1326</text:p>
          </table:table-cell>
          <table:table-cell table:formula="of:=[.C22]-[.H22]" office:value-type="float" office:value="2859">
            <text:p>2859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float" office:value="2021">
            <text:p>2021</text:p>
          </table:table-cell>
          <table:table-cell office:value-type="float" office:value="34600">
            <text:p>34600</text:p>
          </table:table-cell>
          <table:table-cell table:formula="of:=FORECAST([.B23];[.$C$17:.$C$21];[.$B$17:.$B$21])" office:value-type="float" office:value="27959.6">
            <text:p>27959,6</text:p>
          </table:table-cell>
          <table:table-cell table:formula="of:=ROUND([.D23];0)" office:value-type="float" office:value="27960">
            <text:p>27960</text:p>
          </table:table-cell>
          <table:table-cell table:formula="of:=[.C23]-[.E23]" office:value-type="float" office:value="6640">
            <text:p>6640</text:p>
          </table:table-cell>
          <table:table-cell table:formula="of:=[.F23]/[.E23]*100" office:value-type="float" office:value="23.7482117310443">
            <text:p>23,748211731</text:p>
          </table:table-cell>
          <table:table-cell table:formula="of:=ROUND([.F53]-[.F55];0)" office:value-type="float" office:value="25543">
            <text:p>25543</text:p>
          </table:table-cell>
          <table:table-cell table:formula="of:=ROUND([.F53]+[.F55];0)" office:value-type="float" office:value="30376">
            <text:p>30376</text:p>
          </table:table-cell>
          <table:table-cell table:formula="of:=[.C23]-[.I23]" office:value-type="float" office:value="4224">
            <text:p>4224</text:p>
          </table:table-cell>
          <table:table-cell table:formula="of:=[.C23]-[.H23]" office:value-type="float" office:value="9057">
            <text:p>9057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float" office:value="2022">
            <text:p>2022</text:p>
          </table:table-cell>
          <table:table-cell office:value-type="float" office:value="30731">
            <text:p>30731</text:p>
          </table:table-cell>
          <table:table-cell table:formula="of:=FORECAST([.B24];[.$C$17:.$C$21];[.$B$17:.$B$21])" office:value-type="float" office:value="27831.8">
            <text:p>27831,8</text:p>
          </table:table-cell>
          <table:table-cell table:formula="of:=ROUND([.D24];0)" office:value-type="float" office:value="27832">
            <text:p>27832</text:p>
          </table:table-cell>
          <table:table-cell table:formula="of:=[.C24]-[.E24]" office:value-type="float" office:value="2899">
            <text:p>2899</text:p>
          </table:table-cell>
          <table:table-cell table:formula="of:=[.F24]/[.E24]*100" office:value-type="float" office:value="10.4160678355849">
            <text:p>10,4160678356</text:p>
          </table:table-cell>
          <table:table-cell table:formula="of:=ROUND([.F61]-[.F63];0)" office:value-type="float" office:value="25054">
            <text:p>25054</text:p>
          </table:table-cell>
          <table:table-cell table:formula="of:=ROUND([.F61]+[.F63];0)" office:value-type="float" office:value="30610">
            <text:p>30610</text:p>
          </table:table-cell>
          <table:table-cell table:formula="of:=[.C24]-[.I24]" office:value-type="float" office:value="121">
            <text:p>121</text:p>
          </table:table-cell>
          <table:table-cell table:formula="of:=[.C24]-[.H24]" office:value-type="float" office:value="5677">
            <text:p>5677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94185">
            <text:p>94185</text:p>
          </table:table-cell>
          <table:table-cell/>
          <table:table-cell table:formula="of:=SUM([.E22:.E24])" office:value-type="float" office:value="83879">
            <text:p>83879</text:p>
          </table:table-cell>
          <table:table-cell table:formula="of:=SUM([.F22:.F24])" office:value-type="float" office:value="10306">
            <text:p>10306</text:p>
          </table:table-cell>
          <table:table-cell table:formula="of:=[.F25]/[.E25]*100" office:value-type="float" office:value="12.2867463846732">
            <text:p>12,2867463847</text:p>
          </table:table-cell>
          <table:table-cell table:formula="of:=SUM([.H22:.H24])" office:value-type="float" office:value="76592">
            <text:p>76592</text:p>
          </table:table-cell>
          <table:table-cell table:formula="of:=SUM([.I22:.I24])" office:value-type="float" office:value="91166">
            <text:p>91166</text:p>
          </table:table-cell>
          <table:table-cell table:formula="of:=SUM([.J22:.J24])" office:value-type="float" office:value="3019">
            <text:p>3019</text:p>
          </table:table-cell>
          <table:table-cell table:formula="of:=SUM([.K22:.K24])" office:value-type="float" office:value="17593">
            <text:p>17593</text:p>
          </table:table-cell>
          <table:table-cell table:formula="of:=[.J25]/[.E25]*100" office:value-type="float" office:value="3.59923222737515">
            <text:p>3,599232227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127.8">
            <text:p>-127,8</text:p>
          </table:table-cell>
          <table:table-cell office:value-type="float" office:value="286243.4">
            <text:p>286243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3.492438824478">
            <text:p>143,4924388245</text:p>
          </table:table-cell>
          <table:table-cell office:value-type="float" office:value="289424.32025048">
            <text:p>289424,3202504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09119025779777">
            <text:p>0,2091190258</text:p>
          </table:table-cell>
          <table:table-cell office:value-type="float" office:value="453.762933699966">
            <text:p>453,762933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93238297277135">
            <text:p>0,7932382973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63328.400006104">
            <text:p>163328,400006104</text:p>
          </table:table-cell>
          <table:table-cell office:value-type="float" office:value="617702.399993897">
            <text:p>617702,39999389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890639263273843">
            <text:p>-0,890639263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38736224224412">
            <text:p>0,4387362242</text:p>
          </table:table-cell>
          <table:table-cell table:formula="of:=TDIST(ABS([.$E$34]);[.$F$30];1)" office:value-type="float" office:value="0.219368112112206">
            <text:p>0,219368112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453.762933699966">
            <text:p>453,7629337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28087.4">
            <text:p>28087,4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092.66518561568">
            <text:p>2092,665185615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5994.7348143843">
            <text:p>25994,734814384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30180.0651856157">
            <text:p>30180,065185615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27959.6">
            <text:p>27959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2416.40161647794">
            <text:p>2416,401616478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25543.1983835221">
            <text:p>25543,198383522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30376.0016164779">
            <text:p>30376,0016164779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27831.8">
            <text:p>27831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2777.73597794227">
            <text:p>2777,7359779423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25054.0640220577">
            <text:p>25054,064022057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30609.5359779423">
            <text:p>30609,535977942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8470.8">
            <text:p>28470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7.35021560902988">
            <text:p>7,35021560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8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8:14.93</dc:date>
    <dc:creator>Andrzej Bystrzycki</dc:creator>
    <meta:generator>OpenOffice.org/3.3$Win32 OpenOffice.org_project/330m20$Build-9567</meta:generator>
    <meta:editing-duration>PT25M9S</meta:editing-duration>
    <meta:editing-cycles>14</meta:editing-cycles>
    <meta:document-statistic meta:table-count="1" meta:cell-count="223" meta:object-count="0"/>
  </office:meta>
</office:document-meta>
</file>